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af35" officeooo:paragraph-rsid="0012af35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12af35"/>
    </style:style>
    <style:style style:name="P4" style:family="paragraph" style:parent-style-name="Standard">
      <style:text-properties style:font-name="Times New Roman" officeooo:rsid="0012af35" officeooo:paragraph-rsid="0012af35"/>
    </style:style>
    <style:style style:name="P5" style:family="paragraph" style:parent-style-name="Standard">
      <style:text-properties style:font-name="Times New Roman" officeooo:rsid="0013520d" officeooo:paragraph-rsid="0013520d"/>
    </style:style>
    <style:style style:name="P6" style:family="paragraph" style:parent-style-name="Text_20_body">
      <style:text-properties officeooo:paragraph-rsid="0013520d"/>
    </style:style>
    <style:style style:name="T1" style:family="text">
      <style:text-properties officeooo:rsid="0012af35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520d" style:font-weight-asian="normal" style:font-weight-complex="normal"/>
    </style:style>
    <style:style style:name="T6" style:family="text">
      <style:text-properties fo:font-weight="normal" officeooo:rsid="00149b9d" style:font-weight-asian="normal" style:font-weight-complex="normal"/>
    </style:style>
    <style:style style:name="T7" style:family="text">
      <style:text-properties officeooo:rsid="00149b9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weight="normal" officeooo:rsid="0013520d" style:font-weight-asian="normal" style:font-weight-complex="normal"/>
    </style:style>
    <style:style style:name="T11" style:family="text">
      <style:text-properties style:font-name="Times New Roman" fo:font-weight="normal" officeooo:rsid="00149b9d" style:font-weight-asian="normal" style:font-weight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officeooo:rsid="0014c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Exercices HTML</text:p>
      <text:p text:style-name="P3">Répondez aux questions suivantes : </text:p>
      <text:p text:style-name="P3"/>
      <text:p text:style-name="P3">1. A quoi sert La déclaration DOCTYPE ?</text:p>
      <text:p text:style-name="P3"/>
      <text:p text:style-name="P3">Un <text:span text:style-name="T4">doctype</text:span> <text:span text:style-name="T1">pour « </text:span>document type », <text:span text:style-name="T1">permet d’informer </text:span><text:span text:style-name="T13">au navigateur l</text:span><text:span text:style-name="T1">es règles de syntaxe (DTD : Document Type Definition) auquel </text:span><text:span text:style-name="T13">le document </text:span><text:span text:style-name="T1">doit répondre.</text:span></text:p>
      <text:p text:style-name="P3"><text:span text:style-name="T1">Ce qui permettra notamment de le faire valider.</text:span></text:p>
      <text:p text:style-name="P3"/>
      <text:p text:style-name="P3">2. Comment on peut valider un document html ?</text:p>
      <text:p text:style-name="P3"/>
      <text:p text:style-name="P4">Le code d’un document html peut être validé de trois façon différentes depuis le site :</text:p>
      <text:p text:style-name="P1"><text:a xlink:type="simple" xlink:href="https://validator.w3.org/" text:style-name="Internet_20_link" text:visited-style-name="Visited_20_Internet_20_Link"><text:span text:style-name="T8">https://validator.w3.org/</text:span></text:a></text:p>
      <text:p text:style-name="P4"/>
      <text:p text:style-name="P3"/>
      <text:p text:style-name="P3">3. Quel emplacement est défini le jeu  de caractères utilisé dans le document ?</text:p>
      <text:p text:style-name="P3"/>
      <text:p text:style-name="P5">Un balise « meta » permet de définir le jeu de caractères utilisés, exemple :</text:p>
      <text:p text:style-name="P4">&lt;meta charset="UTF-8"&gt;</text:p>
      <text:p text:style-name="P3"/>
      <text:p text:style-name="P3"/>
      <text:p text:style-name="P3">4. Quel est le rôle des balises sémantique ?</text:p>
      <text:p text:style-name="P3"/>
      <text:p text:style-name="P6"><text:span text:style-name="Strong_20_Emphasis"><text:span text:style-name="T9">Une balise sémantique est une balise qui donne une indication sur le contenu qu’elle contient</text:span></text:span><text:span text:style-name="T9">.</text:span></text:p>
      <text:p text:style-name="P6"><text:span text:style-name="T10">L</text:span><text:span text:style-name="T9">es balises </text:span><text:span text:style-name="Source_20_Text"><text:span text:style-name="T12">&lt;div&gt;</text:span></text:span><text:span text:style-name="T9"> ou </text:span><text:span text:style-name="Source_20_Text"><text:span text:style-name="T12">&lt;span&gt;</text:span></text:span><text:span text:style-name="T9"> ne peuvent donner aucune indication sur les éléments qu’elles contiennent, </text:span><text:span text:style-name="T10">il n’y a pas de </text:span><text:span text:style-name="T9">limite au type de contenu possible de ces balises, ce ne sont donc pas des balises sémantiques.</text:span></text:p>
      <text:p text:style-name="Text_20_body"><text:span text:style-name="T11">D’autres </text:span><text:span text:style-name="T9">balises plus comme les balises </text:span><text:span text:style-name="Source_20_Text"><text:span text:style-name="T12">&lt;header&gt;</text:span></text:span><text:span text:style-name="T9">, </text:span><text:span text:style-name="Source_20_Text"><text:span text:style-name="T12">&lt;footer&gt;</text:span></text:span><text:span text:style-name="T9"> ou encore </text:span><text:span text:style-name="Source_20_Text"><text:span text:style-name="T12">&lt;article&gt;</text:span></text:span><text:span text:style-name="T9"> ont alors été ajouté à HTML pour </text:span><text:span text:style-name="Strong_20_Emphasis"><text:span text:style-name="T9">permettre un découpage plus précis de </text:span></text:span><text:span text:style-name="Strong_20_Emphasis"><text:span text:style-name="T11">la</text:span></text:span><text:span text:style-name="Strong_20_Emphasis"><text:span text:style-name="T9"> page web </text:span></text:span><text:span text:style-name="Strong_20_Emphasis"><text:span text:style-name="T11">et d</text:span></text:span><text:span text:style-name="Strong_20_Emphasis"><text:span text:style-name="T9">élimiter des zones spécifiques</text:span></text:span><text:span text:style-name="T9">. 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11:56:47.392000000</meta:creation-date>
    <meta:generator>LibreOffice/7.0.0.3$Windows_X86_64 LibreOffice_project/8061b3e9204bef6b321a21033174034a5e2ea88e</meta:generator>
    <dc:date>2020-09-24T14:11:01.651000000</dc:date>
    <meta:editing-duration>PT1H33M42S</meta:editing-duration>
    <meta:editing-cycles>4</meta:editing-cycles>
    <meta:document-statistic meta:table-count="0" meta:image-count="0" meta:object-count="0" meta:page-count="1" meta:paragraph-count="15" meta:word-count="198" meta:character-count="1175" meta:non-whitespace-character-count="989"/>
  </office:meta>
</office:document-meta>
</file>